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2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riment DTW for ECG200 has been started.</text:p>
          </table:table-cell>
          <table:table-cell/>
        </table:table-row>
        <table:table-row table:style-name="ro1">
          <table:table-cell office:value-type="string" calcext:value-type="string">
            <text:p>Dataset ECG200 - 2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/>
        </table:table-row>
        <table:table-row table:style-name="ro1">
          <table:table-cell office:value-type="string" calcext:value-type="string">
            <text:p>DTW for ECG200 with param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n: 7</text:p>
          </table:table-cell>
        </table:table-row>
        <table:table-row table:style-name="ro1">
          <table:table-cell/>
          <table:table-cell office:value-type="string" calcext:value-type="string">
            <text:p>DtwWin: 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3177" calcext:value-type="float">
            <text:p>0.83317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33345" calcext:value-type="float">
            <text:p>0.7333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81733" calcext:value-type="float">
            <text:p>0.781733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25.15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ECGFIVEDAYS has been started.</text:p>
          </table:table-cell>
          <table:table-cell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/>
        </table:table-row>
        <table:table-row table:style-name="ro1">
          <table:table-cell office:value-type="string" calcext:value-type="string">
            <text:p>DTW for ECGFIVEDAYS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7753" calcext:value-type="float">
            <text:p>0.97775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7922" calcext:value-type="float">
            <text:p>0.97792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7753" calcext:value-type="float">
            <text:p>0.97775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77753" calcext:value-type="float">
            <text:p>0.9777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7753" calcext:value-type="float">
            <text:p>0.977753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77753" calcext:value-type="float">
            <text:p>0.97775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3M4.933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TWOLEADECG has been started.</text:p>
          </table:table-cell>
          <table:table-cell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/>
        </table:table-row>
        <table:table-row table:style-name="ro1">
          <table:table-cell office:value-type="string" calcext:value-type="string">
            <text:p>DTW for TWOLEADECG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97992" calcext:value-type="float">
            <text:p>0.99799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97996" calcext:value-type="float">
            <text:p>0.9979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97992" calcext:value-type="float">
            <text:p>0.99799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97992" calcext:value-type="float">
            <text:p>0.99799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97992" calcext:value-type="float">
            <text:p>0.99799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97992" calcext:value-type="float">
            <text:p>0.99799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0M48.034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YOGA has been started.</text:p>
          </table:table-cell>
          <table:table-cell/>
        </table:table-row>
        <table:table-row table:style-name="ro1">
          <table:table-cell office:value-type="string" calcext:value-type="string">
            <text:p>Dataset yoga - 3300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/>
        </table:table-row>
        <table:table-row table:style-name="ro1">
          <table:table-cell office:value-type="string" calcext:value-type="string">
            <text:p>DTW for YOGA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2929" calcext:value-type="float">
            <text:p>0.9129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3188" calcext:value-type="float">
            <text:p>0.91318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2929" calcext:value-type="float">
            <text:p>0.91292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08872" calcext:value-type="float">
            <text:p>0.90887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0898" calcext:value-type="float">
            <text:p>0.910898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12929" calcext:value-type="float">
            <text:p>0.91292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21H18M16.72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MOTESTRAIN has been started.</text:p>
          </table:table-cell>
          <table:table-cell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/>
        </table:table-row>
        <table:table-row table:style-name="ro1">
          <table:table-cell office:value-type="string" calcext:value-type="string">
            <text:p>DTW for MOTESTRAIN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4885" calcext:value-type="float">
            <text:p>0.96488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496" calcext:value-type="float">
            <text:p>0.964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4885" calcext:value-type="float">
            <text:p>0.96488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2841" calcext:value-type="float">
            <text:p>0.9628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3862" calcext:value-type="float">
            <text:p>0.963862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64885" calcext:value-type="float">
            <text:p>0.96488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5M4.348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ITALYPOWERDEMAND has been started.</text:p>
          </table:table-cell>
          <table:table-cell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/>
        </table:table-row>
        <table:table-row table:style-name="ro1">
          <table:table-cell office:value-type="string" calcext:value-type="string">
            <text:p>DTW for ITALYPOWERDEMAND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029" calcext:value-type="float">
            <text:p>0.95802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245" calcext:value-type="float">
            <text:p>0.95824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8029" calcext:value-type="float">
            <text:p>0.95802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8084" calcext:value-type="float">
            <text:p>0.95808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057" calcext:value-type="float">
            <text:p>0.958057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58029" calcext:value-type="float">
            <text:p>0.95802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M29.289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CHLORINECONCENTRATION has been started.</text:p>
          </table:table-cell>
          <table:table-cell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/>
        </table:table-row>
        <table:table-row table:style-name="ro1">
          <table:table-cell office:value-type="string" calcext:value-type="string">
            <text:p>Data contains 3 classes:</text:p>
          </table:table-cell>
          <table:table-cell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/>
        </table:table-row>
        <table:table-row table:style-name="ro1">
          <table:table-cell office:value-type="string" calcext:value-type="string">
            <text:p>DTW for CHLORINECONCENTRATION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80143" calcext:value-type="float">
            <text:p>0.88014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20249" calcext:value-type="float">
            <text:p>0.82024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820215" calcext:value-type="float">
            <text:p>0.82021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8H53M6.87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TWOPATTERNS has been started.</text:p>
          </table:table-cell>
          <table:table-cell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/>
        </table:table-row>
        <table:table-row table:style-name="ro1">
          <table:table-cell office:value-type="string" calcext:value-type="string">
            <text:p>Data contains 4 classes:</text:p>
          </table:table-cell>
          <table:table-cell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/>
        </table:table-row>
        <table:table-row table:style-name="ro1">
          <table:table-cell office:value-type="string" calcext:value-type="string">
            <text:p>DTW for TWOPATTERNS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7H26M55.225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WAFER has been started.</text:p>
          </table:table-cell>
          <table:table-cell/>
        </table:table-row>
        <table:table-row table:style-name="ro1">
          <table:table-cell office:value-type="string" calcext:value-type="string">
            <text:p>Dataset wafer - 7164 records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/>
        </table:table-row>
        <table:table-row table:style-name="ro1">
          <table:table-cell office:value-type="string" calcext:value-type="string">
            <text:p>DTW for WAFER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92323" calcext:value-type="float">
            <text:p>0.9923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92298" calcext:value-type="float">
            <text:p>0.99229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92323" calcext:value-type="float">
            <text:p>0.99232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5538" calcext:value-type="float">
            <text:p>0.95553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3756" calcext:value-type="float">
            <text:p>0.973756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992323" calcext:value-type="float">
            <text:p>0.99232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9H23M44.363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INLINESKATE has been started.</text:p>
          </table:table-cell>
          <table:table-cell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/>
        </table:table-row>
        <table:table-row table:style-name="ro1">
          <table:table-cell office:value-type="string" calcext:value-type="string">
            <text:p>Data contains 7 classes:</text:p>
          </table:table-cell>
          <table:table-cell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/>
        </table:table-row>
        <table:table-row table:style-name="ro1">
          <table:table-cell office:value-type="string" calcext:value-type="string">
            <text:p>Class '7' contains 62 records</text:p>
          </table:table-cell>
          <table:table-cell/>
        </table:table-row>
        <table:table-row table:style-name="ro1">
          <table:table-cell office:value-type="string" calcext:value-type="string">
            <text:p>Class '6' contains 98 records</text:p>
          </table:table-cell>
          <table:table-cell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/>
        </table:table-row>
        <table:table-row table:style-name="ro1">
          <table:table-cell office:value-type="string" calcext:value-type="string">
            <text:p>Class '1' contains 62 records</text:p>
          </table:table-cell>
          <table:table-cell/>
        </table:table-row>
        <table:table-row table:style-name="ro1">
          <table:table-cell office:value-type="string" calcext:value-type="string">
            <text:p>DTW for INLINESKATE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56264" calcext:value-type="float">
            <text:p>0.85626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03696" calcext:value-type="float">
            <text:p>0.5036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496923" calcext:value-type="float">
            <text:p>0.49692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15H57M8.187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Experiment DTW for PATIENTS has been started.</text:p>
          </table:table-cell>
          <table:table-cell/>
        </table:table-row>
        <table:table-row table:style-name="ro1">
          <table:table-cell office:value-type="string" calcext:value-type="string">
            <text:p>Data contains 2 classes:</text:p>
          </table:table-cell>
          <table:table-cell/>
        </table:table-row>
        <table:table-row table:style-name="ro1">
          <table:table-cell office:value-type="string" calcext:value-type="string">
            <text:p>Class '0' contains 65 records</text:p>
          </table:table-cell>
          <table:table-cell/>
        </table:table-row>
        <table:table-row table:style-name="ro1">
          <table:table-cell office:value-type="string" calcext:value-type="string">
            <text:p>Class '1' contains 51 records</text:p>
          </table:table-cell>
          <table:table-cell/>
        </table:table-row>
        <table:table-row table:style-name="ro1">
          <table:table-cell office:value-type="string" calcext:value-type="string">
            <text:p>DTW for PATIENTS with params:</text:p>
          </table:table-cell>
          <table:table-cell/>
        </table:table-row>
        <table:table-row table:style-name="ro1">
          <table:table-cell office:value-type="string" calcext:value-type="string">
            <text:p>knn: 7</text:p>
          </table:table-cell>
          <table:table-cell/>
        </table:table-row>
        <table:table-row table:style-name="ro1">
          <table:table-cell office:value-type="string" calcext:value-type="string">
            <text:p>DtwWin: 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54598" calcext:value-type="float">
            <text:p>0.554598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53333" calcext:value-type="float">
            <text:p>0.55333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54598" calcext:value-type="float">
            <text:p>0.55459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35096" calcext:value-type="float">
            <text:p>0.53509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44758" calcext:value-type="float">
            <text:p>0.544758</text:p>
          </table:table-cell>
        </table:table-row>
        <table:table-row table:style-name="ro1">
          <table:table-cell office:value-type="string" calcext:value-type="string">
            <text:p>PCC:</text:p>
          </table:table-cell>
          <table:table-cell office:value-type="float" office:value="0.554598" calcext:value-type="float">
            <text:p>0.55459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/>
        </table:table-row>
        <table:table-row table:style-name="ro1">
          <table:table-cell office:value-type="string" calcext:value-type="string">
            <text:p>Execution took PT44.065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9:45:50.731000000</meta:creation-date>
    <meta:generator>LibreOffice/4.4.1.2$Windows_x86 LibreOffice_project/45e2de17089c24a1fa810c8f975a7171ba4cd432</meta:generator>
    <dc:date>2015-10-03T19:49:06.237000000</dc:date>
    <meta:editing-duration>PT3M15S</meta:editing-duration>
    <meta:editing-cycles>2</meta:editing-cycles>
    <meta:document-statistic meta:table-count="1" meta:cell-count="249" meta:object-count="0"/>
  </office:meta>
</office:document-meta>
</file>